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152cm" svg:stroke-color="#99ccff" draw:marker-start-width="0.151cm" draw:marker-end-width="0.151cm" draw:stroke-linejoin="miter" draw:fill="solid" draw:fill-color="#ff6666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objectwithoutfill">
      <style:graphic-properties draw:stroke="solid" draw:stroke-dash="Fine_20_Dashed" svg:stroke-width="0.02cm" svg:stroke-color="#000000" draw:marker-start-width="0.2cm" draw:marker-end="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solid" draw:stroke-dash="Fine_20_Dashed"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Line_20_Style_20_1" draw:marker-end="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solid" draw:stroke-dash="Fine_20_Dashed" draw:marker-end="Arrow" draw:marker-end-width="0.2cm" draw:fill="none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3cm"/>
    </style:style>
    <style:style style:name="gr23" style:family="graphic" style:parent-style-name="objectwithoutfill">
      <style:graphic-properties draw:stroke="dash" draw:stroke-dash="Line_20_Style_20_1" draw:fill="none" draw:textarea-horizontal-align="center" draw:textarea-vertical-align="middle"/>
    </style:style>
    <style:style style:name="gr24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39cm"/>
    </style:style>
    <style:style style:name="gr26" style:family="graphic" style:parent-style-name="standard">
      <style:graphic-properties draw:stroke="solid" svg:stroke-width="0.152cm" svg:stroke-color="#99ccff" draw:marker-start-width="0.749cm" draw:marker-end-width="0.749cm" draw:stroke-linejoin="miter" draw:fill="solid" draw:fill-color="#ff6666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1" draw:id="id11" draw:layer="layout" svg:x1="6cm" svg:y1="26.3cm" svg:x2="6cm" svg:y2="35.4cm">
          <text:p/>
        </draw:line>
        <draw:line draw:style-name="gr1" draw:text-style-name="P1" xml:id="id9" draw:id="id9" draw:layer="layout" svg:x1="7.9cm" svg:y1="21.2cm" svg:x2="7.9cm" svg:y2="25.4cm">
          <text:p/>
        </draw:line>
        <draw:line draw:style-name="gr1" draw:text-style-name="P1" draw:layer="layout" svg:x1="4.181cm" svg:y1="21.3cm" svg:x2="4.181cm" svg:y2="25.4cm">
          <text:p/>
        </draw:line>
        <draw:frame draw:style-name="gr2" draw:text-style-name="P2" draw:layer="layout" svg:width="1.1cm" svg:height="0.65cm" svg:x="6.7cm" svg:y="8cm">
          <draw:text-box>
            <text:p><text:span text:style-name="T1">yes</text:span></text:p>
          </draw:text-box>
        </draw:frame>
        <draw:g>
          <draw:custom-shape draw:style-name="gr3" draw:text-style-name="P3" draw:layer="layout" svg:width="6.7cm" svg:height="5.639cm" svg:x="16.9cm" svg:y="1.361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  <draw:custom-shape draw:style-name="gr4" draw:text-style-name="P3" draw:layer="layout" svg:width="6.7cm" svg:height="5.639cm" svg:x="16.8cm" svg:y="1.2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</draw:g>
        <draw:line draw:style-name="gr5" draw:text-style-name="P3" draw:layer="layout" svg:x1="6cm" svg:y1="2.5cm" svg:x2="6cm" svg:y2="18.7cm">
          <text:p/>
        </draw:line>
        <draw:custom-shape draw:style-name="gr6" draw:text-style-name="P4" xml:id="id3" draw:id="id3" draw:layer="layout" svg:width="3.6cm" svg:height="1.2cm" svg:x="9.916cm" svg:y="8.745cm">
          <text:p text:style-name="P1"><text:span text:style-name="T2">RecvBuffers</text:span></text:p>
          <text:p text:style-name="P1"><text:span text:style-name="T2">to ExtBor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1.3cm">
          <text:p text:style-name="P1"><text:span text:style-name="T2">openA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4" draw:layer="layout" svg:width="3cm" svg:height="2.8cm" svg:x="4.5cm" svg:y="15.2cm">
          <text:p text:style-name="P1"><text:span text:style-name="T2">update host</text:span></text:p>
          <text:p text:style-name="P1"><text:span text:style-name="T2">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8cm" svg:height="2.1cm" svg:x="3.6cm" svg:y="3.071cm">
          <text:p text:style-name="P1"><text:span text:style-name="T2">Init grids</text:span></text:p>
          <text:p text:style-name="P1"><text:span text:style-name="T2">Init SendBuffers</text:span></text:p>
          <text:p text:style-name="P1"><text:span text:style-name="T2">MPI SendRecv 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0.8cm" svg:x="4.5cm" svg:y="28cm">
          <text:p text:style-name="P1"><text:span text:style-name="T2">do_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draw:layer="layout" svg:width="4.8cm" svg:height="1cm" svg:x="3.6cm" svg:y="5.4cm">
          <text:p text:style-name="P1"><text:span text:style-name="T2">Copy-in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9" draw:text-style-name="P3" xml:id="id12" draw:id="id12" draw:layer="layout" svg:x1="6.8cm" svg:y1="30.948cm" svg:x2="15cm" svg:y2="30.948cm">
          <text:p/>
        </draw:line>
        <draw:custom-shape draw:style-name="gr6" draw:text-style-name="P4" xml:id="id4" draw:id="id4" draw:layer="layout" svg:width="3.6cm" svg:height="1.2cm" svg:x="9.916cm" svg:y="10.245cm">
          <text:p text:style-name="P1"><text:span text:style-name="T2">Compute</text:span></text:p>
          <text:p text:style-name="P1"><text:span text:style-name="T2">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" draw:id="id1" draw:layer="layout" svg:width="3.6cm" svg:height="1.2cm" svg:x="9.916cm" svg:y="11.745cm">
          <text:p text:style-name="P1"><text:span text:style-name="T2">IntBorders to</text:span></text:p>
          <text:p text:style-name="P1"><text:span text:style-name="T2">SendBuff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3" draw:layer="layout" svg:x1="6cm" svg:y1="9.9cm" svg:x2="9.9cm" svg:y2="10.4cm">
          <text:p/>
        </draw:line>
        <draw:g xml:id="id2" draw:id="id2">
          <draw:glue-point draw:id="4" svg:x="3.003cm" svg:y="5cm"/>
          <draw:custom-shape draw:style-name="gr11" draw:text-style-name="P4" draw:layer="layout" svg:width="3cm" svg:height="0.6cm" svg:x="4.499cm" svg:y="13.6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0.4cm" svg:height="0.48cm" svg:x="4.599cm" svg:y="13.658cm">
            <text:p/>
  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3" draw:text-style-name="P3" draw:layer="layout" draw:type="line" svg:x1="11.716cm" svg:y1="12.945cm" svg:x2="6.899cm" svg:y2="14.2cm" draw:start-shape="id1" draw:start-glue-point="6" draw:end-shape="id2" draw:end-glue-point="4" svg:d="M11716 12945l-4817 1255" svg:viewBox="0 0 4818 1256">
          <text:p/>
        </draw:connector>
        <draw:connector draw:style-name="gr14" draw:text-style-name="P4" draw:layer="layout" draw:type="line" svg:x1="11.716cm" svg:y1="9.945cm" svg:x2="11.716cm" svg:y2="10.245cm" draw:start-shape="id3" draw:start-glue-point="6" draw:end-shape="id4" draw:end-glue-point="4" svg:d="M11716 9945v300" svg:viewBox="0 0 1 301">
          <text:p/>
        </draw:connector>
        <draw:connector draw:style-name="gr14" draw:text-style-name="P4" draw:layer="layout" draw:type="line" svg:x1="11.716cm" svg:y1="11.445cm" svg:x2="11.716cm" svg:y2="11.745cm" draw:start-shape="id4" draw:start-glue-point="6" draw:end-shape="id1" draw:end-glue-point="4" svg:d="M11716 11445v300" svg:viewBox="0 0 1 301">
          <text:p/>
        </draw:connector>
        <draw:custom-shape draw:style-name="gr6" draw:text-style-name="P4" xml:id="id5" draw:id="id5" draw:layer="layout" svg:width="3.6cm" svg:height="10.2cm" svg:x="9.927cm" svg:y="15.1cm">
          <text:p text:style-name="P1"><text:span text:style-name="T2">Compute</text:span></text:p>
          <text:p text:style-name="P1"><text:span text:style-name="T2">Intern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5" draw:text-style-name="P3" draw:layer="layout" svg:x1="6cm" svg:y1="14.6cm" svg:x2="9.9cm" svg:y2="15.2cm">
          <text:p/>
        </draw:line>
        <draw:custom-shape draw:style-name="gr8" draw:text-style-name="P4" xml:id="id8" draw:id="id8" draw:layer="layout" svg:width="3.3cm" svg:height="1.3cm" svg:x="2.5cm" svg:y="21.1cm">
          <text:p text:style-name="P1"><text:span text:style-name="T2">update host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4" xml:id="id10" draw:id="id10" draw:layer="layout" svg:width="3.3cm" svg:height="1.3cm" svg:x="2.5cm" svg:y="24.3cm">
          <text:p text:style-name="P1"><text:span text:style-name="T2">update device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4" draw:layer="layout" svg:width="3.3cm" svg:height="1.3cm" svg:x="2.5cm" svg:y="22.7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6" draw:id="id6">
          <draw:glue-point draw:id="4" svg:x="3.006cm" svg:y="5cm"/>
          <draw:custom-shape draw:style-name="gr11" draw:text-style-name="P4" draw:layer="layout" svg:width="3cm" svg:height="0.6cm" svg:x="4.498cm" svg:y="27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0.4cm" svg:height="0.48cm" svg:x="4.598cm" svg:y="27.058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3" draw:text-style-name="P3" draw:layer="layout" draw:type="line" svg:x1="11.727cm" svg:y1="25.3cm" svg:x2="6.899cm" svg:y2="27.6cm" draw:start-shape="id5" draw:start-glue-point="6" draw:end-shape="id6" draw:end-glue-point="4" svg:d="M11727 25300l-4828 2300" svg:viewBox="0 0 4829 2301">
          <text:p/>
        </draw:connector>
        <draw:line draw:style-name="gr17" draw:text-style-name="P3" xml:id="id13" draw:id="id13" draw:layer="layout" svg:x1="6cm" svg:y1="6.961cm" svg:x2="15cm" svg:y2="6.961cm">
          <text:p/>
        </draw:line>
        <draw:path draw:style-name="gr13" draw:text-style-name="P3" draw:layer="layout" svg:width="9.699cm" svg:height="20.299cm" svg:x="-11.5cm" svg:y="11.8cm" svg:viewBox="0 0 9700 20300" svg:d="M9700 0c0 8300-1900 13700-2800 15100s-4900 4401-6900 5200">
          <text:p/>
        </draw:path>
        <draw:custom-shape draw:style-name="gr8" draw:text-style-name="P4" draw:layer="layout" svg:width="4.3cm" svg:height="1cm" svg:x="3.9cm" svg:y="32cm">
          <text:p text:style-name="P1"><text:span text:style-name="T2">Copy-out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3cm" svg:height="1.4cm" svg:x="3.915cm" svg:y="33.4cm">
          <text:p text:style-name="P1"><text:span text:style-name="T2">Save data</text:span></text:p>
          <text:p text:style-name="P1"><text:span text:style-name="T2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35.1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5" draw:text-style-name="P3" draw:layer="layout" svg:x1="17.5cm" svg:y1="1.879cm" svg:x2="18.7cm" svg:y2="2.4cm">
          <text:p/>
        </draw:line>
        <draw:frame draw:style-name="gr18" draw:text-style-name="P5" draw:layer="layout" svg:width="4.5cm" svg:height="0.8cm" svg:x="19cm" svg:y="1.8cm">
          <draw:text-box>
            <text:p><text:span text:style-name="T3">async kernel launch</text:span></text:p>
          </draw:text-box>
        </draw:frame>
        <draw:custom-shape draw:style-name="gr19" draw:text-style-name="P3" draw:layer="layout" svg:width="1.5cm" svg:height="0.5cm" svg:x="17.5cm" svg:y="2.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1.5cm" svg:height="0.5cm" svg:x="17.5cm" svg:y="3.4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" draw:text-style-name="P5" draw:layer="layout" svg:width="3.9cm" svg:height="0.8cm" svg:x="19.1cm" svg:y="2.6cm">
          <draw:text-box>
            <text:p text:style-name="P1"><text:span text:style-name="T3">CPU activity</text:span></text:p>
          </draw:text-box>
        </draw:frame>
        <draw:frame draw:style-name="gr18" draw:text-style-name="P5" draw:layer="layout" svg:width="3.9cm" svg:height="0.8cm" svg:x="19.1cm" svg:y="3.329cm">
          <draw:text-box>
            <text:p text:style-name="P1"><text:span text:style-name="T3">GPU activity</text:span></text:p>
          </draw:text-box>
        </draw:frame>
        <draw:custom-shape draw:style-name="gr21" draw:text-style-name="P6" draw:layer="layout" svg:width="1.8cm" svg:height="1.8cm" svg:x="5.097cm" svg:y="7.6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1cm" svg:height="0.65cm" svg:x="6.7cm" svg:y="10.927cm">
          <draw:text-box>
            <text:p><text:span text:style-name="T1">yes</text:span></text:p>
          </draw:text-box>
        </draw:frame>
        <draw:frame draw:style-name="gr22" draw:text-style-name="P2" draw:layer="layout" svg:width="0.9cm" svg:height="0.64cm" svg:x="5.3cm" svg:y="9.25cm">
          <draw:text-box>
            <text:p><text:span text:style-name="T1">no</text:span></text:p>
          </draw:text-box>
        </draw:frame>
        <draw:frame draw:style-name="gr2" draw:text-style-name="P2" draw:layer="layout" svg:width="0.9cm" svg:height="0.65cm" svg:x="5.3cm" svg:y="12.15cm">
          <draw:text-box>
            <text:p><text:span text:style-name="T1">no</text:span></text:p>
          </draw:text-box>
        </draw:frame>
        <draw:line draw:style-name="gr10" draw:text-style-name="P3" draw:layer="layout" svg:x1="6.9cm" svg:y1="11.4cm" svg:x2="9.9cm" svg:y2="11.8cm">
          <text:p/>
        </draw:line>
        <draw:line draw:style-name="gr10" draw:text-style-name="P3" draw:layer="layout" svg:x1="7cm" svg:y1="8.5cm" svg:x2="9.9cm" svg:y2="8.8cm">
          <text:p/>
        </draw:line>
        <draw:custom-shape draw:style-name="gr6" draw:text-style-name="P4" draw:layer="layout" svg:width="3.3cm" svg:height="1.3cm" svg:x="6.172cm" svg:y="22.7cm">
          <text:p text:style-name="P1"><text:span text:style-name="T2">copy borders</text:span><text:span text:style-name="T2"><text:line-break/></text:span><text:span text:style-name="T2">(on devic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6" draw:layer="layout" svg:width="1.8cm" svg:height="1.8cm" svg:x="5.1cm" svg:y="10.5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6" xml:id="id7" draw:id="id7" draw:layer="layout" svg:width="1.8cm" svg:height="1.8cm" svg:x="5.1cm" svg:y="18.3cm">
          <draw:glue-point draw:id="8" svg:x="-2.522cm" svg:y="2.505cm"/>
          <draw:glue-point draw:id="9" svg:x="2.222cm" svg:y="2.777cm"/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draw:type="line" svg:x1="5.547cm" svg:y1="19.65cm" svg:x2="4.15cm" svg:y2="21.1cm" draw:start-shape="id7" draw:start-glue-point="8" draw:end-shape="id8" draw:end-glue-point="4" svg:d="M5547 19650l-1397 1450" svg:viewBox="0 0 1398 1451">
          <text:p/>
        </draw:connector>
        <draw:connector draw:style-name="gr1" draw:text-style-name="P1" draw:layer="layout" draw:type="line" svg:x1="6.399cm" svg:y1="19.699cm" svg:x2="7.9cm" svg:y2="21.2cm" draw:start-shape="id7" draw:start-glue-point="9" draw:end-shape="id9" draw:end-glue-point="0" svg:d="M6399 19699l1501 1501" svg:viewBox="0 0 1502 1502">
          <text:p/>
        </draw:connector>
        <draw:connector draw:style-name="gr1" draw:text-style-name="P1" draw:layer="layout" draw:type="line" svg:x1="4.15cm" svg:y1="25.6cm" svg:x2="6cm" svg:y2="26.3cm" draw:start-shape="id10" draw:start-glue-point="6" draw:end-shape="id11" draw:end-glue-point="0" svg:d="M4150 25600l1850 700" svg:viewBox="0 0 1851 701">
          <text:p/>
        </draw:connector>
        <draw:connector draw:style-name="gr1" draw:text-style-name="P1" draw:layer="layout" draw:type="line" svg:x1="6cm" svg:y1="26.3cm" svg:x2="7.9cm" svg:y2="25.4cm" draw:start-shape="id11" draw:start-glue-point="0" draw:end-shape="id9" draw:end-glue-point="2" svg:d="M6000 26300l1900-900" svg:viewBox="0 0 1901 901">
          <text:p/>
        </draw:connector>
        <draw:frame draw:style-name="gr2" draw:text-style-name="P2" draw:layer="layout" svg:width="0.9cm" svg:height="0.65cm" svg:x="6.4cm" svg:y="19.4cm">
          <draw:text-box>
            <text:p><text:span text:style-name="T1">no</text:span></text:p>
          </draw:text-box>
        </draw:frame>
        <draw:line draw:style-name="gr1" draw:text-style-name="P1" draw:layer="layout" svg:x1="18.3cm" svg:y1="5cm" svg:x2="18.3cm" svg:y2="5.6cm">
          <text:p/>
        </draw:line>
        <draw:line draw:style-name="gr23" draw:text-style-name="P1" draw:layer="layout" svg:x1="18.299cm" svg:y1="5.9cm" svg:x2="18.299cm" svg:y2="6.5cm">
          <text:p/>
        </draw:line>
        <draw:frame draw:style-name="gr18" draw:text-style-name="P5" draw:layer="layout" svg:width="4.6cm" svg:height="0.8cm" svg:x="18.8cm" svg:y="5cm">
          <draw:text-box>
            <text:p text:style-name="P1"><text:span text:style-name="T3">CPU sequential flow</text:span></text:p>
          </draw:text-box>
        </draw:frame>
        <draw:frame draw:style-name="gr18" draw:text-style-name="P5" draw:layer="layout" svg:width="4.6cm" svg:height="0.8cm" svg:x="18.8cm" svg:y="5.825cm">
          <draw:text-box>
            <text:p text:style-name="P1"><text:span text:style-name="T3">GPU sequential flow</text:span></text:p>
          </draw:text-box>
        </draw:frame>
        <draw:connector draw:style-name="gr24" draw:text-style-name="P1" draw:layer="layout" draw:type="line" svg:x1="15cm" svg:y1="30.948cm" svg:x2="15cm" svg:y2="6.961cm" draw:start-shape="id12" draw:start-glue-point="1" draw:end-shape="id13" draw:end-glue-point="1" svg:d="M15000 30948v-23987" svg:viewBox="0 0 1 23988">
          <text:p/>
        </draw:connector>
        <draw:custom-shape draw:style-name="gr7" draw:text-style-name="P4" draw:layer="layout" svg:width="3cm" svg:height="0.8cm" svg:x="4.501cm" svg:y="29.201cm">
          <text:p text:style-name="P1"><text:span text:style-name="T2">swap gr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draw:layer="layout" svg:width="1.6cm" svg:height="1.6cm" svg:x="5.2cm" svg:y="30.148cm">
          <draw:glue-point draw:id="8" svg:x="-2.522cm" svg:y="2.505cm"/>
          <draw:glue-point draw:id="9" svg:x="2.222cm" svg:y="2.777cm"/>
          <text:p text:style-name="P1"><text:span text:style-name="T4"/></text:p>
          <text:p text:style-name="P1"><text:span text:style-name="T4">loop</text:span></text:p>
          <text:p text:style-name="P1"><text:span text:style-name="T4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5" draw:text-style-name="P2" draw:layer="layout" svg:width="1.1cm" svg:height="0.64cm" svg:x="4.4cm" svg:y="19.4cm">
          <draw:text-box>
            <text:p><text:span text:style-name="T1">yes</text:span></text:p>
          </draw:text-box>
        </draw:frame>
        <draw:custom-shape draw:style-name="gr26" draw:text-style-name="P3" draw:layer="layout" svg:width="1.334cm" svg:height="0.5cm" svg:x="17.6cm" svg:y="4.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" draw:text-style-name="P5" draw:layer="layout" svg:width="3.9cm" svg:height="0.8cm" svg:x="19.1cm" svg:y="4.1cm">
          <draw:text-box>
            <text:p text:style-name="P1"><text:span text:style-name="T3">data trans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994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23M3S</meta:editing-duration>
    <meta:editing-cycles>37</meta:editing-cycles>
    <meta:generator>LibreOffice/4.2.1.1$Windows_x86 LibreOffice_project/d7dbbd7842e6a58b0f521599204e827654e1fb8b</meta:generator>
    <dc:date>2014-04-21T10:12:13.718000000</dc:date>
    <meta:document-statistic meta:object-count="68"/>
  </office:meta>
</office:document-meta>
</file>